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n estos 2 días he trabajado únicamente en la creación del mapa. A lo largo de estos 2 días he estado mirando paquetes de escenarios y modelos en la Unity Asset Store hasta que me decanté por este paquete Sci-Fi. Luego, he estado montando el mapa, añadiendo iluminación, texturizando y aplicando nuevos materiales a todos los elementos mostrados en el map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54S</meta:editing-duration>
    <meta:editing-cycles>3</meta:editing-cycles>
    <meta:generator>OpenOffice/4.1.10$Win32 OpenOffice.org_project/4110m2$Build-9807</meta:generator>
    <dc:date>2022-01-25T10:26:47</dc:date>
    <meta:document-statistic meta:table-count="0" meta:image-count="0" meta:object-count="0" meta:page-count="1" meta:paragraph-count="1" meta:word-count="61" meta:character-count="357"/>
    <meta:user-defined meta:name="Info 1"/>
    <meta:user-defined meta:name="Info 2"/>
    <meta:user-defined meta:name="Info 3"/>
    <meta:user-defined meta:name="Info 4"/>
  </office:meta>
</office:document-meta>
</file>